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9.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gment_analysi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odel output: complete segment</text:p>
          </table:table-cell>
          <table:table-cell office:value-type="string" calcext:value-type="string">
            <text:p>After expansion: complete segment</text:p>
          </table:table-cell>
          <table:table-cell office:value-type="string" calcext:value-type="string">
            <text:p>Model output: Contains surrounding object</text:p>
          </table:table-cell>
          <table:table-cell office:value-type="string" calcext:value-type="string">
            <text:p>After expansion: Contains surrounding object</text:p>
          </table:table-cell>
          <table:table-cell office:value-type="string" calcext:value-type="string">
            <text:p>Not a chemical structure</text:p>
          </table:table-cell>
          <table:table-cell office:value-type="string" calcext:value-type="string">
            <text:p>Missed chemical structures on this page</text:p>
          </table:table-cell>
        </table:table-row>
        <table:table-row table:style-name="ro1">
          <table:table-cell office:value-type="string" calcext:value-type="string">
            <text:p>acs.jnatprod.6b00305.pdf_1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6b00305.pdf_1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305.pdf_1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305.pdf_1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305.pdf_1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305.pdf_1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1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6b00491.pdf_1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1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1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6b00491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2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2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2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4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6b00491.pdf_4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4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4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4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4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4.png_segment_6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6b00491.pdf_4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4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748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6b00748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748.pdf_5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6b00748.pdf_5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748.pdf_5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748.pdf_5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1051.pdf_1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6b01051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s.jnatprod.6b01051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1051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1051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1051.pdf_2.png_segment_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1196.pdf_1.png_segment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6b01196.pdf_1.png_segment_1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6b01196.pdf_1.png_segment_2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1196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6b01196.pdf_2.png_segment_1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6b01196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1196.pdf_2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1196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1196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1196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1196.pdf_2.png_segment_7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043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043.pdf_5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043.pdf_5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5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5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5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5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5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5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5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5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5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043.pdf_6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6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6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6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6.png_segment_5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043.pdf_6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328.pdf_1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328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328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328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476.pdf_1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476.pdf_1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476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476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476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476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476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476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476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476.pdf_2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648.pdf_1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648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648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648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648.pdf_2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648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648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648.pdf_2.png_segment_6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648.pdf_2.png_segment_7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648.pdf_2.png_segment_8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03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703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03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03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03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03.pdf_5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703.pdf_5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03.pdf_5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03.pdf_5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03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s.jnatprod.7b00703.pdf_6.png_segment_1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762.pdf_1.png_segment_0.png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s.jnatprod.7b00762.pdf_1.png_segment_1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762.pdf_1.png_segment_2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762.pdf_1.png_segment_3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762.pdf_1.png_segment_4.png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762.pdf_1.png_segment_5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762.pdf_1.png_segment_6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1.png_segment_7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1.png_segment_8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762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762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1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1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1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1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1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1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1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4.png_segment_0.png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s.jnatprod.7b00762.pdf_4.png_segment_1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762.pdf_4.png_segment_2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762.pdf_4.png_segment_3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762.pdf_4.png_segment_4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762.pdf_4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4.png_segment_6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4.png_segment_7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762.pdf_4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4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4.png_segment_10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762.pdf_4.png_segment_11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762.pdf_4.png_segment_1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4.png_segment_1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4.png_segment_1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5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762.pdf_5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5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5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5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5.png_segment_5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5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5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762.pdf_6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6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6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6.png_segment_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6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8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762.pdf_8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8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38.pdf_1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838.pdf_1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38.pdf_1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38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838.pdf_3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38.pdf_3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38.pdf_3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38.pdf_3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38.pdf_3.png_segment_5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838.pdf_3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38.pdf_4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838.pdf_4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38.pdf_4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67.pdf_1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s.jnatprod.7b00867.pdf_1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67.pdf_1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67.pdf_1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67.pdf_1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67.pdf_1.png_segment_5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67.pdf_1.png_segment_6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67.pdf_1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67.pdf_1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67.pdf_1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67.pdf_1.png_segment_1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209.pdf_1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8b00209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8b00209.pdf_2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209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209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8b00209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209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209.pdf_2.png_segment_6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209.pdf_2.png_segment_7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1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8b00335.pdf_1.png_segment_1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8b00335.pdf_1.png_segment_2.png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8b00335.pdf_1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1.png_segment_4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8b00335.pdf_1.png_segment_5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1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1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1.png_segment_8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8b00335.pdf_1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8b00335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8b00335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7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8b00335.pdf_2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9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8b00335.pdf_2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1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12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8b00335.pdf_2.png_segment_13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8b00335.pdf_2.png_segment_1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1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16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8b00335.pdf_2.png_segment_17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8b00335.pdf_2.png_segment_1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19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8b00335.pdf_2.png_segment_20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8b00335.pdf_2.png_segment_21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8b00544.pdf_1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8b00544.pdf_1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544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8b00544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544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544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544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544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544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544.pdf_2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544.pdf_2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728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8b00728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728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728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728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728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728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728.pdf_2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28r.pdf_1.png_segment_0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p300428r.pdf_1.png_segment_1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28r.pdf_1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28r.pdf_1.png_segment_3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28r.pdf_1.png_segment_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28r.pdf_1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28r.pdf_1.png_segment_6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28r.pdf_3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300428r.pdf_3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28r.pdf_3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28r.pdf_3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90v.pdf_1.png_segment_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p300490v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300490v.pdf_3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90v.pdf_3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90v.pdf_3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90v.pdf_3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90v.pdf_3.png_segment_5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400071c.pdf_1.png_segment_0.pn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400071c.pdf_2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400188m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400188m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188m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188m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188m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234u.pdf_1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400234u.pdf_1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400234u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400234u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234u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234u.pdf_2.png_segment_3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400234u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234u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234u.pdf_2.png_segment_6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304q.pdf_1.png_segment_0.png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p400304q.pdf_1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304q.pdf_1.png_segment_2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400304q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p400304q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p400304q.pdf_6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304q.pdf_6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326e.pdf_1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400326e.pdf_1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817j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400817j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817j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817j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817j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817j.pdf_2.png_segment_5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400817j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817j.pdf_2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817j.pdf_2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817j.pdf_2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817j.pdf_2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817j.pdf_2.png_segment_1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817j.pdf_2.png_segment_1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817j.pdf_2.png_segment_13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 SUM([.B2:.B307])" office:value-type="float" office:value="255" calcext:value-type="float">
            <text:p>255</text:p>
          </table:table-cell>
          <table:table-cell table:formula="of:= SUM([.C2:.C307])" office:value-type="float" office:value="295" calcext:value-type="float">
            <text:p>295</text:p>
          </table:table-cell>
          <table:table-cell table:formula="of:= SUM([.D2:.D307])" office:value-type="float" office:value="31" calcext:value-type="float">
            <text:p>31</text:p>
          </table:table-cell>
          <table:table-cell table:formula="of:= SUM([.E2:.E307])" office:value-type="float" office:value="50" calcext:value-type="float">
            <text:p>50</text:p>
          </table:table-cell>
          <table:table-cell table:formula="of:= SUM([.F2:.F307])" office:value-type="float" office:value="0" calcext:value-type="float">
            <text:p>0</text:p>
          </table:table-cell>
          <table:table-cell table:formula="of:= SUM([.G2:.G307])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structures total:</text:p>
          </table:table-cell>
          <table:table-cell table:formula="of:=[.B309]+[.G308]" office:value-type="float" office:value="331" calcext:value-type="float">
            <text:p>3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ortion of found structures:</text:p>
          </table:table-cell>
          <table:table-cell table:formula="of:=[.B309]/[.B310]" office:value-type="float" office:value="0.924471299093656" calcext:value-type="float">
            <text:p>0.924471299093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tio complete segmentation ONLY MODEL</text:p>
          </table:table-cell>
          <table:table-cell table:formula="of:=[.B308]/[.$B$309]" office:value-type="float" office:value="0.833333333333333" calcext:value-type="float">
            <text:p>0.83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tio complete segmentation WITH EXPANSION</text:p>
          </table:table-cell>
          <table:table-cell table:formula="of:=[.C308]/[.$B$309]" office:value-type="float" office:value="0.964052287581699" calcext:value-type="float">
            <text:p>0.964052287581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 objects AFTER MODEL</text:p>
          </table:table-cell>
          <table:table-cell table:formula="of:=[.D308]/[.B309]" office:value-type="float" office:value="0.101307189542484" calcext:value-type="float">
            <text:p>0.1013071895424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 objects AFTER EXPANSION</text:p>
          </table:table-cell>
          <table:table-cell table:formula="of:=[.E308]/[.B309]" office:value-type="float" office:value="0.163398692810458" calcext:value-type="float">
            <text:p>0.163398692810458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egment_analysis.A1:segment_analysis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18:44:02.804026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7T19:11:09.248732796</dc:date>
    <meta:editing-duration>PT3H9M32S</meta:editing-duration>
    <meta:editing-cycles>6</meta:editing-cycles>
    <meta:generator>LibreOffice/6.0.7.3$Linux_X86_64 LibreOffice_project/00m0$Build-3</meta:generator>
    <meta:document-statistic meta:table-count="1" meta:cell-count="1079" meta:object-count="0"/>
  </office:meta>
</office:document-meta>
</file>